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.011cm" table:align="left"/>
    </style:style>
    <style:style style:name="Table1.A" style:family="table-column">
      <style:table-column-properties style:column-width="2.323cm"/>
    </style:style>
    <style:style style:name="Table1.B" style:family="table-column">
      <style:table-column-properties style:column-width="4.574cm"/>
    </style:style>
    <style:style style:name="Table1.C" style:family="table-column">
      <style:table-column-properties style:column-width="5.059cm"/>
    </style:style>
    <style:style style:name="Table1.D" style:family="table-column">
      <style:table-column-properties style:column-width="5.05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75cd0" officeooo:paragraph-rsid="00175cd0" style:font-weight-asian="bold" style:font-weight-complex="bold"/>
    </style:style>
    <style:style style:name="P2" style:family="paragraph" style:parent-style-name="Table_20_Contents">
      <style:text-properties fo:font-weight="bold" officeooo:rsid="001946ed" officeooo:paragraph-rsid="001946e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a3187" officeooo:paragraph-rsid="001a3187"/>
    </style:style>
    <style:style style:name="P4" style:family="paragraph" style:parent-style-name="Table_20_Contents">
      <style:paragraph-properties fo:text-align="center" style:justify-single-word="false"/>
      <style:text-properties officeooo:rsid="001a6d0b" officeooo:paragraph-rsid="001a6d0b"/>
    </style:style>
    <style:style style:name="P5" style:family="paragraph" style:parent-style-name="Table_20_Contents">
      <style:paragraph-properties fo:text-align="center" style:justify-single-word="false"/>
      <style:text-properties officeooo:rsid="001b45ee" officeooo:paragraph-rsid="001b45ee"/>
    </style:style>
    <style:style style:name="P6" style:family="paragraph" style:parent-style-name="Table_20_Contents">
      <style:text-properties officeooo:paragraph-rsid="001b45ee"/>
    </style:style>
    <style:style style:name="T1" style:family="text">
      <style:text-properties officeooo:rsid="001a6d0b"/>
    </style:style>
    <style:style style:name="T2" style:family="text">
      <style:text-properties officeooo:rsid="001b45e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45e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S name of PC/laptop/phone</text:p>
          </table:table-cell>
          <table:table-cell table:style-name="Table1.A1" office:value-type="string">
            <text:p text:style-name="P3">Arch Linux</text:p>
          </table:table-cell>
          <table:table-cell table:style-name="Table1.A1" office:value-type="string">
            <text:p text:style-name="P3">Linux Mint</text:p>
          </table:table-cell>
          <table:table-cell table:style-name="Table1.D1" office:value-type="string">
            <text:p text:style-name="P3">Xiaomi Hyper OS</text:p>
          </table:table-cell>
        </table:table-row>
        <table:table-row>
          <table:table-cell table:style-name="Table1.A2" office:value-type="string">
            <text:p text:style-name="P2">Kernel OS arch</text:p>
          </table:table-cell>
          <table:table-cell table:style-name="Table1.A2" office:value-type="string">
            <text:p text:style-name="P3">Monoli<text:span text:style-name="T1">tic kernel</text:span></text:p>
          </table:table-cell>
          <table:table-cell table:style-name="Table1.A2" office:value-type="string">
            <text:p text:style-name="P4">Monolitic kernel</text:p>
          </table:table-cell>
          <table:table-cell table:style-name="Table1.D2" office:value-type="string">
            <text:p text:style-name="P4">Monolitic kernel</text:p>
          </table:table-cell>
        </table:table-row>
        <table:table-row>
          <table:table-cell table:style-name="Table1.A2" office:value-type="string">
            <text:p text:style-name="P2">User Interface</text:p>
          </table:table-cell>
          <table:table-cell table:style-name="Table1.A2" office:value-type="string">
            <text:p text:style-name="P4">XFCE4</text:p>
          </table:table-cell>
          <table:table-cell table:style-name="Table1.A2" office:value-type="string">
            <text:p text:style-name="P4">Cinnamon 6.2.9</text:p>
          </table:table-cell>
          <table:table-cell table:style-name="Table1.D2" office:value-type="string">
            <text:p text:style-name="P5">Hyper OS</text:p>
          </table:table-cell>
        </table:table-row>
        <table:table-row>
          <table:table-cell table:style-name="Table1.A2" office:value-type="string">
            <text:p text:style-name="P2">System Cals</text:p>
          </table:table-cell>
          <table:table-cell table:style-name="Table1.A2" office:value-type="string">
            <text:p text:style-name="P6"><text:span text:style-name="T2">Open(), read(), write(), close(), wait(), exec(), fork(), exit(), kill(), ioctl(), </text:span><text:span text:style-name="Strong_20_Emphasis"><text:span text:style-name="T3">pipe(), </text:span></text:span><text:span text:style-name="Strong_20_Emphasis"><text:span text:style-name="T4">shmget(), mmap(), getpid(), alarm(), sleep()</text:span></text:span></text:p>
          </table:table-cell>
          <table:table-cell table:style-name="Table1.A2" office:value-type="string">
            <text:p text:style-name="P6"><text:span text:style-name="T2">Open(), read(), write(), close(), wait(), exec(), fork(), exit(), kill(), ioctl(), </text:span><text:span text:style-name="Strong_20_Emphasis"><text:span text:style-name="T3">pipe(), </text:span></text:span><text:span text:style-name="Strong_20_Emphasis"><text:span text:style-name="T4">shmget(), mmap(), getpid(), alarm(), sleep()</text:span></text:span></text:p>
          </table:table-cell>
          <table:table-cell table:style-name="Table1.D2" office:value-type="string">
            <text:p text:style-name="P6"><text:span text:style-name="T2">Open(), read(), write(), close(), wait(), exec(), fork(), exit(), kill(), ioctl(), </text:span><text:span text:style-name="Strong_20_Emphasis"><text:span text:style-name="T3">pipe(), </text:span></text:span><text:span text:style-name="Strong_20_Emphasis"><text:span text:style-name="T4">shmget(), mmap(), getpid(), alarm(), sleep()</text:span>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47:11.611233757</meta:creation-date>
    <dc:date>2025-02-09T21:08:39.674681425</dc:date>
    <meta:editing-duration>PT15M32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1" meta:paragraph-count="16" meta:word-count="77" meta:character-count="580" meta:non-whitespace-character-count="519"/>
  </office:meta>
</office:document-meta>
</file>